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1">
      <style:paragraph-properties fo:margin-top="0cm" fo:margin-bottom="0cm" loext:contextual-spacing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b6e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e9a" style:font-weight-asian="bold" style:font-weight-complex="bold"/>
    </style:style>
    <style:style style:name="T5" style:family="text">
      <style:text-properties fo:font-style="italic" fo:font-weight="bold" officeooo:rsid="000b6e9a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hase 3</text:span><text:span text:style-name="T3">_:</text:span><text:span text:style-name="T5">TO</text:span> begin building an artisanal e-commerce platform on IBM Cloud Foundry, you will need to set up the necessary components. Here's a step-by-step guide on how to create the platform layout and set up a database to store product information:</text:p>
      <text:list xml:id="list3473360008" text:style-name="L1">
        <text:list-item>
          <text:p text:style-name="P2"><text:span text:style-name="Strong_20_Emphasis"><text:span text:style-name="T1">Sign Up for IBM Cloud:</text:span></text:span> If you haven't already, sign up for an IBM Cloud account at <text:a xlink:type="simple" xlink:href="https://cloud.ibm.com/" office:target-frame-name="_new" xlink:show="replace" text:style-name="Internet_20_link" text:visited-style-name="Visited_20_Internet_20_Link"><text:span text:style-name="T1">https://cloud.ibm.com/</text:span></text:a> and log in to your account.</text:p>
        </text:list-item>
        <text:list-item>
          <text:p text:style-name="P2"><text:span text:style-name="Strong_20_Emphasis"><text:span text:style-name="T1">Create a Cloud Foundry Application:</text:span></text:span></text:p>
          <text:list>
            <text:list-item>
              <text:p text:style-name="P3">From the IBM Cloud dashboard, go to the catalog.</text:p>
            </text:list-item>
            <text:list-item>
              <text:p text:style-name="P3">Select "Compute" from the side navigation.</text:p>
            </text:list-item>
            <text:list-item>
              <text:p text:style-name="P3">Choose "Cloud Foundry Apps" from the options.</text:p>
            </text:list-item>
            <text:list-item>
              <text:p text:style-name="P3">Click on "Create" to set up a new Cloud Foundry application.</text:p>
            </text:list-item>
          </text:list>
        </text:list-item>
        <text:list-item>
          <text:p text:style-name="P2"><text:span text:style-name="Strong_20_Emphasis"><text:span text:style-name="T1">Set Up the Platform Layout:</text:span></text:span></text:p>
          <text:list>
            <text:list-item>
              <text:p text:style-name="P3">Once the Cloud Foundry application is created, you can upload your code to the platform. Make sure to include the necessary files for your e-commerce platform layout.</text:p>
            </text:list-item>
            <text:list-item>
              <text:p text:style-name="P3">Ensure your application follows the necessary structure and design guidelines for a smooth user experience.</text:p>
            </text:list-item>
          </text:list>
        </text:list-item>
        <text:list-item>
          <text:p text:style-name="P2"><text:span text:style-name="Strong_20_Emphasis"><text:span text:style-name="T1">Set Up a Database:</text:span></text:span></text:p>
          <text:list>
            <text:list-item>
              <text:p text:style-name="P3">IBM Cloud offers various database options. You can use services like Cloudant or Databases for PostgreSQL for your project.</text:p>
            </text:list-item>
            <text:list-item>
              <text:p text:style-name="P3">From the IBM Cloud dashboard, go to the catalog.</text:p>
            </text:list-item>
            <text:list-item>
              <text:p text:style-name="P3">Select "Databases" from the side navigation and choose a suitable database service.</text:p>
            </text:list-item>
            <text:list-item>
              <text:p text:style-name="P3">Follow the instructions to create and configure your database.</text:p>
            </text:list-item>
          </text:list>
        </text:list-item>
        <text:list-item>
          <text:p text:style-name="P2"><text:span text:style-name="Strong_20_Emphasis"><text:span text:style-name="T1">Connect the Database to Your Application:</text:span></text:span></text:p>
          <text:list>
            <text:list-item>
              <text:p text:style-name="P3">Update your application code to connect to the database service you've created.</text:p>
            </text:list-item>
            <text:list-item>
              <text:p text:style-name="P3">Use appropriate credentials and connection strings to establish a connection.</text:p>
            </text:list-item>
          </text:list>
        </text:list-item>
        <text:list-item>
          <text:p text:style-name="P2"><text:span text:style-name="Strong_20_Emphasis"><text:span text:style-name="T1">Store Product Information:</text:span></text:span></text:p>
          <text:list>
            <text:list-item>
              <text:p text:style-name="P3">Define the structure of the product information you want to store. This may include fields like product name, description, price, availability, and so on.</text:p>
            </text:list-item>
            <text:list-item>
              <text:p text:style-name="P3">Use the database service to create a table or collection to store this information.</text:p>
            </text:list-item>
            <text:list-item>
              <text:p text:style-name="P3">Implement appropriate API endpoints to interact with the database and perform CRUD operations for product management.</text:p>
            </text:list-item>
          </text:list>
        </text:list-item>
        <text:list-item>
          <text:p text:style-name="P2"><text:span text:style-name="Strong_20_Emphasis"><text:span text:style-name="T1">Testing and Deployment:</text:span></text:span></text:p>
          <text:list>
            <text:list-item>
              <text:p text:style-name="P3">Test your application thoroughly to ensure that the platform layout is working as expected and that product information is being stored correctly in the database.</text:p>
            </text:list-item>
            <text:list-item>
              <text:p text:style-name="P2">Deploy your application on the IBM Cloud Foundry platform.</text:p>
            </text:list-item>
          </text:list>
        </text:list-item>
      </text:list>
      <text:p text:style-name="P1">By following these steps, you can begin building your artisanal e-commerce platform on IBM Cloud Foundry, with a structured layout and a database to store product informa<text:span text:style-name="T2">tion.</text:span></text:p>
      <text:p text:style-name="P1"><text:soft-page-break/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2:56:19.846396471</meta:creation-date>
    <dc:date>2023-10-19T13:01:15.818576515</dc:date>
    <meta:editing-duration>PT4M56S</meta:editing-duration>
    <meta:editing-cycles>1</meta:editing-cycles>
    <meta:document-statistic meta:table-count="0" meta:image-count="0" meta:object-count="0" meta:page-count="2" meta:paragraph-count="26" meta:word-count="376" meta:character-count="2271" meta:non-whitespace-character-count="1945"/>
    <meta:generator>LibreOffice/6.4.7.2$Linux_X86_64 LibreOffice_project/40$Build-2</meta:generator>
  </office:meta>
</office:document-meta>
</file>